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5-11-1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5-09-2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592" calcext:value-type="float">
            <text:p>70.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5-08-2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744" calcext:value-type="float">
            <text:p>70.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5-06-2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54392" calcext:value-type="float">
            <text:p>70.9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5-05-2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8672" calcext:value-type="float">
            <text:p>70.9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5-04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8112" calcext:value-type="float">
            <text:p>70.2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5-01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4-12-1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0264" calcext:value-type="float">
            <text:p>69.9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4-09-12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6376" calcext:value-type="float">
            <text:p>70.8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4-06-2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4-05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4-04-1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4-01-2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4856" calcext:value-type="float">
            <text:p>70.0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3-11-14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6712" calcext:value-type="float">
            <text:p>70.4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3-09-14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3-06-30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3-04-24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3-03-21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3-01-27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2-11-1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2-09-2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232" calcext:value-type="float">
            <text:p>71.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2-06-09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12888" calcext:value-type="float">
            <text:p>71.1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2-04-2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0304" calcext:value-type="float">
            <text:p>70.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2-03-1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85" calcext:value-type="float">
            <text:p>70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2-01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3224" calcext:value-type="float">
            <text:p>70.7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1-11-17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1824" calcext:value-type="float">
            <text:p>70.9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1-09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1-06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8168" calcext:value-type="float">
            <text:p>71.4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1-04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1-03-1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0-12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0568" calcext:value-type="float">
            <text:p>71.6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0-09-1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9288" calcext:value-type="float">
            <text:p>72.78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0-08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0-06-1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0856" calcext:value-type="float">
            <text:p>72.3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0-05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0-04-22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76056" calcext:value-type="float">
            <text:p>72.0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20-02-2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284" calcext:value-type="float">
            <text:p>72.25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9-11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6224" calcext:value-type="float">
            <text:p>71.8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9-09-1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9-05-2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9-04-0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2624" calcext:value-type="float">
            <text:p>69.7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9-03-1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0108" calcext:value-type="float">
            <text:p>69.6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9-02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012" calcext:value-type="float">
            <text:p>69.5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8-11-1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8-09-2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1704" calcext:value-type="float">
            <text:p>70.0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8-07-11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8-06-05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0328" calcext:value-type="float">
            <text:p>69.6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8-04-2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516" calcext:value-type="float">
            <text:p>69.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8-01-2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688" calcext:value-type="float">
            <text:p>70.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7-12-04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7-09-0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7-06-21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7-04-19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6872" calcext:value-type="float">
            <text:p>69.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7-03-0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4752" calcext:value-type="float">
            <text:p>70.0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6-12-2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754" calcext:value-type="float">
            <text:p>69.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6-11-0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6-10-0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8824" calcext:value-type="float">
            <text:p>69.8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6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6-04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6-03-02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436" calcext:value-type="float">
            <text:p>69.1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5-12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49264" calcext:value-type="float">
            <text:p>69.5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5-10-2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1056" calcext:value-type="float">
            <text:p>70.1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5-09-1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1548" calcext:value-type="float">
            <text:p>70.5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5-06-30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588" calcext:value-type="float">
            <text:p>69.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5-04-21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5-03-13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4-12-15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8776" calcext:value-type="float">
            <text:p>70.9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4-11-12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9672" calcext:value-type="float">
            <text:p>71.2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4-09-1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34096" calcext:value-type="float">
            <text:p>71.6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4-06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8208" calcext:value-type="float">
            <text:p>69.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4-03-24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4816" calcext:value-type="float">
            <text:p>69.7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4-02-18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732" calcext:value-type="float">
            <text:p>69.9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3-12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3-09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97648" calcext:value-type="float">
            <text:p>71.0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3-07-1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3-04-04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2-11-05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3632" calcext:value-type="float">
            <text:p>72.4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2-09-1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2-04-1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2728" calcext:value-type="float">
            <text:p>69.8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2-02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7464" calcext:value-type="float">
            <text:p>70.3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1-12-14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5976" calcext:value-type="float">
            <text:p>71.4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1-11-1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1-09-1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32344" calcext:value-type="float">
            <text:p>71.3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1-06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15152" calcext:value-type="float">
            <text:p>69.4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1-05-06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07888" calcext:value-type="float">
            <text:p>69.2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1-03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0-12-2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6624" calcext:value-type="float">
            <text:p>71.2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0-11-1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43696" calcext:value-type="float">
            <text:p>72.2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0-09-2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0-06-0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01152" calcext:value-type="float">
            <text:p>71.70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0-04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99984" calcext:value-type="float">
            <text:p>71.4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10-03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6288" calcext:value-type="float">
            <text:p>71.6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9-12-1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9-11-0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9-09-1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23144" calcext:value-type="float">
            <text:p>73.92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9-06-24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9-04-24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88" calcext:value-type="float">
            <text:p>74.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9-02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54664" calcext:value-type="float">
            <text:p>74.65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8-12-2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6896" calcext:value-type="float">
            <text:p>74.9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8-11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8-09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9584" calcext:value-type="float">
            <text:p>75.9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8-06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9024" calcext:value-type="float">
            <text:p>75.2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8-04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3488" calcext:value-type="float">
            <text:p>75.9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8-01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71856" calcext:value-type="float">
            <text:p>76.5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7-10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7-09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16" calcext:value-type="float">
            <text:p>77.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7-08-07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8992" calcext:value-type="float">
            <text:p>77.2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7-07-1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6576" calcext:value-type="float">
            <text:p>76.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7-07-0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956" calcext:value-type="float">
            <text:p>76.4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03076594301</text:p>
          </table:table-cell>
          <table:table-cell office:value-type="string" calcext:value-type="string">
            <text:p>CH Be <text:s/>72</text:p>
          </table:table-cell>
          <table:table-cell office:value-type="string" calcext:value-type="string">
            <text:p>2007-06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02" meta:object-count="0"/>
    <meta:user-defined meta:name="AppVersion">3.0</meta:user-defined>
  </office:meta>
</office:document-meta>
</file>